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style:vertical-align="top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number-columns-repeated="1007" table:default-cell-style-name="ce3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tmospher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rrestri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ceanic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6:33.613304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6T09:02:24Z</meta:creation-date>
    <dc:date>2015-12-10T11:16:44.729573001</dc:date>
    <meta:editing-duration>PT1M32S</meta:editing-duration>
    <meta:editing-cycles>3</meta:editing-cycles>
    <meta:document-statistic meta:table-count="1" meta:cell-count="4" meta:object-count="0"/>
  </office:meta>
</office:document-meta>
</file>